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mela Mclean</meta:initial-creator>
    <meta:creation-date>2013-11-27T20:27: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Windows_x86 LibreOffice_project/70feb7d99726f064edab4605a8ab840c50ec57a</meta:generator>
  </office:meta>
</office:document-meta>
</file>